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cd5" officeooo:paragraph-rsid="0000ecd5"/>
    </style:style>
    <style:style style:name="P2" style:family="paragraph" style:parent-style-name="Standard">
      <style:text-properties officeooo:rsid="00018233" officeooo:paragraph-rsid="00018233"/>
    </style:style>
    <style:style style:name="P3" style:family="paragraph" style:parent-style-name="Standard">
      <style:text-properties officeooo:rsid="00018233" officeooo:paragraph-rsid="00021f38"/>
    </style:style>
    <style:style style:name="P4" style:family="paragraph" style:parent-style-name="Standard">
      <style:text-properties officeooo:rsid="00021f38" officeooo:paragraph-rsid="00021f38"/>
    </style:style>
    <style:style style:name="P5" style:family="paragraph" style:parent-style-name="Standard">
      <style:text-properties officeooo:rsid="000302cc" officeooo:paragraph-rsid="000302cc"/>
    </style:style>
    <style:style style:name="P6" style:family="paragraph" style:parent-style-name="Standard">
      <style:text-properties officeooo:paragraph-rsid="000302cc"/>
    </style:style>
    <style:style style:name="P7" style:family="paragraph" style:parent-style-name="Standard">
      <style:text-properties officeooo:paragraph-rsid="0004841c"/>
    </style:style>
    <style:style style:name="P8" style:family="paragraph" style:parent-style-name="Standard">
      <style:text-properties officeooo:rsid="0004841c" officeooo:paragraph-rsid="0004841c"/>
    </style:style>
    <style:style style:name="P9" style:family="paragraph" style:parent-style-name="Standard">
      <style:text-properties officeooo:rsid="0005dbc1" officeooo:paragraph-rsid="00061234"/>
    </style:style>
    <style:style style:name="P10" style:family="paragraph" style:parent-style-name="Standard">
      <style:text-properties officeooo:paragraph-rsid="0005dbc1"/>
    </style:style>
    <style:style style:name="P11" style:family="paragraph" style:parent-style-name="Standard">
      <style:text-properties officeooo:rsid="00094d73" officeooo:paragraph-rsid="00094d73"/>
    </style:style>
    <style:style style:name="P12" style:family="paragraph" style:parent-style-name="Standard">
      <style:text-properties officeooo:paragraph-rsid="00094d73"/>
    </style:style>
    <style:style style:name="P13" style:family="paragraph" style:parent-style-name="Standard">
      <style:text-properties fo:font-weight="bold" officeooo:rsid="0000ecd5" officeooo:paragraph-rsid="0000ecd5" style:font-weight-asian="bold" style:font-weight-complex="bold"/>
    </style:style>
    <style:style style:name="P14" style:family="paragraph" style:parent-style-name="Standard">
      <style:text-properties fo:font-weight="bold" officeooo:rsid="00018233" officeooo:paragraph-rsid="00018233" style:font-weight-asian="bold" style:font-weight-complex="bold"/>
    </style:style>
    <style:style style:name="P15" style:family="paragraph" style:parent-style-name="Standard">
      <style:text-properties fo:font-weight="bold" officeooo:rsid="00018233" officeooo:paragraph-rsid="00021f38" style:font-weight-asian="bold" style:font-weight-complex="bold"/>
    </style:style>
    <style:style style:name="P16" style:family="paragraph" style:parent-style-name="Standard">
      <style:text-properties fo:font-weight="bold" officeooo:rsid="000a797f" officeooo:paragraph-rsid="000a797f" style:font-weight-asian="bold" style:font-weight-complex="bold"/>
    </style:style>
    <style:style style:name="T1" style:family="text">
      <style:text-properties officeooo:rsid="00021f38"/>
    </style:style>
    <style:style style:name="T2" style:family="text">
      <style:text-properties officeooo:rsid="000302cc"/>
    </style:style>
    <style:style style:name="T3" style:family="text">
      <style:text-properties officeooo:rsid="0004841c"/>
    </style:style>
    <style:style style:name="T4" style:family="text">
      <style:text-properties style:text-position="super 58%"/>
    </style:style>
    <style:style style:name="T5" style:family="text">
      <style:text-properties officeooo:rsid="0005683e"/>
    </style:style>
    <style:style style:name="T6" style:family="text">
      <style:text-properties officeooo:rsid="0005dbc1"/>
    </style:style>
    <style:style style:name="T7" style:family="text">
      <style:text-properties officeooo:rsid="00061234"/>
    </style:style>
    <style:style style:name="T8" style:family="text">
      <style:text-properties officeooo:rsid="0007a8a5"/>
    </style:style>
    <style:style style:name="T9" style:family="text">
      <style:text-properties officeooo:rsid="00094d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ame : Amir Patel <text:s/><text:tab/><text:tab/><text:tab/>Email : <text:a xlink:type="simple" xlink:href="mailto:amir.patel76@gmail.com" text:style-name="Internet_20_link" text:visited-style-name="Visited_20_Internet_20_Link">amir.patel76@gmail.com</text:a> </text:p>
      <text:p text:style-name="P16">Ventursity user code : 59643</text:p>
      <text:p text:style-name="P16"/>
      <text:p text:style-name="P13">Design document for GRAPH algorithms</text:p>
      <text:p text:style-name="P1"/>
      <text:p text:style-name="P14">Input Specifications :</text:p>
      <text:p text:style-name="P3">For each procss, </text:p>
      <text:p text:style-name="P3"><text:span text:style-name="T1">1&gt; </text:span>we will provide input as neighbouring vertices, corresponding pid <text:span text:style-name="T1">and </text:span>weights.</text:p>
      <text:p text:style-name="P3"><text:span text:style-name="T1">2&gt; T</text:span>his data will be written to a file in the form of (u, v) = w .</text:p>
      <text:p text:style-name="P2"><text:tab/>where,</text:p>
      <text:p text:style-name="P2"><text:tab/>u = current process which is running </text:p>
      <text:p text:style-name="P2"><text:tab/>v = process to which it wants to form an edge</text:p>
      <text:p text:style-name="P2"><text:tab/>w = weight </text:p>
      <text:p text:style-name="P2"/>
      <text:p text:style-name="P3">In this way whatever process is run, initially it <text:s/>should update it’s neighbouring data <text:s/>into file</text:p>
      <text:p text:style-name="P3"/>
      <text:p text:style-name="P15"><text:span text:style-name="T1">Output Specification :</text:span></text:p>
      <text:p text:style-name="P3"/>
      <text:p text:style-name="P3"/>
      <text:p text:style-name="P3"/>
      <text:p text:style-name="P3"/>
      <text:p text:style-name="P15"><text:span text:style-name="T1">Algorithm :</text:span></text:p>
      <text:p text:style-name="P4">1&gt; Read How many edges we need to form , suppose n</text:p>
      <text:p text:style-name="P3"><text:span text:style-name="T3">2&gt; Read input for i = 0 to n</text:span></text:p>
      <text:p text:style-name="P3"><text:tab/><text:span text:style-name="T1">i&gt; PID</text:span></text:p>
      <text:p text:style-name="P3"><text:tab/><text:span text:style-name="T1">ii&gt; validate if PID is present in file, if not POP UP <text:s/>an error message, else read weight</text:span></text:p>
      <text:p text:style-name="P3"><text:tab/><text:span text:style-name="T1">ii&gt; weight</text:span></text:p>
      <text:p text:style-name="P5"><text:span text:style-name="T3">3</text:span>&gt; A global file which is shared among all process will contain all data related to graph</text:p>
      <text:p text:style-name="P5"><text:s text:c="5"/>in following form :</text:p>
      <text:p text:style-name="P6"><text:span text:style-name="T2"><text:tab/><text:tab/></text:span>4 </text:p>
      <text:p text:style-name="P7"><text:tab/><text:tab/>5</text:p>
      <text:p text:style-name="P7"><text:tab/><text:tab/><text:span text:style-name="T3">1123 1237 1256 1567 1890 </text:span><text:line-break/><text:tab/><text:tab/>1<text:span text:style-name="T3">123</text:span> <text:span text:style-name="T3">1237</text:span> <text:span text:style-name="T2">3</text:span><text:line-break/><text:tab/><text:tab/><text:span text:style-name="T3">1237</text:span> <text:span text:style-name="T3">1567</text:span> <text:span text:style-name="T2">4</text:span><text:line-break/><text:tab/><text:tab/><text:span text:style-name="T3">1256</text:span> <text:span text:style-name="T3">1123 </text:span><text:s/><text:span text:style-name="T2">6</text:span><text:line-break/><text:tab/><text:tab/><text:span text:style-name="T3">1567</text:span> <text:span text:style-name="T3">1890</text:span> <text:span text:style-name="T2">12 </text:span><text:line-break/><text:tab/><text:tab/><text:span text:style-name="T3">1890</text:span> <text:span text:style-name="T3">1237</text:span> <text:span text:style-name="T2">30</text:span> </text:p>
      <text:p text:style-name="P5"><text:s text:c="12"/>Where, <text:span text:style-name="T3">In the first line, </text:span>4 is no of vertices, <text:span text:style-name="T3">5 is edges</text:span></text:p>
      <text:p text:style-name="P8"><text:tab/>2<text:span text:style-name="T4">nd</text:span> line have, 1123 1237 1256 1567 1890 are PIDS of process</text:p>
      <text:p text:style-name="P8"><text:tab/>subsequent lines have the form of PID PID WEIGHT</text:p>
      <text:p text:style-name="P8"><text:s/></text:p>
      <text:p text:style-name="P3"><text:span text:style-name="T3">4&gt; Write these parameter to file in form of (u, v) = w</text:span></text:p>
      <text:p text:style-name="P3"><text:tab/><text:span text:style-name="T1">i&gt; For every write operation, we need to protect file in order to avoid race condition.</text:span></text:p>
      <text:p text:style-name="P8">5&gt; Reading the file <text:span text:style-name="T5">to</text:span> form GRAPH </text:p>
      <text:p text:style-name="P8"><text:tab/>i&gt; This will be a periodic activity in a thread or in while(1) loop.</text:p>
      <text:p text:style-name="P8"><text:tab/>ii&gt; <text:span text:style-name="T5">We will basically create an array of linked list to form an adjecency list for all nodes.</text:span></text:p>
      <text:p text:style-name="P8"><text:tab/><text:span text:style-name="T5">iii&gt; Let the array be arr[], so each entry in array arr[i] will represents list of vertices which <text:tab/><text:tab/>are adjecent to vertex ‘i’.</text:span></text:p>
      <text:p text:style-name="P8"><text:tab/><text:span text:style-name="T5">iv&gt; Each node represents a vertex no (PID) with weight and link to next node.</text:span></text:p>
      <text:p text:style-name="P8"><text:tab/><text:span text:style-name="T6">v&gt; By reading each line from we file, we will form a graph.</text:span></text:p>
      <text:p text:style-name="P8"/>
      <text:p text:style-name="P9">6&gt; Finding a SHORTEST PATH</text:p>
      <text:p text:style-name="P9"><text:soft-page-break/><text:tab/><text:span text:style-name="T7">i&gt; read to vertices to find shortest path between them.</text:span> </text:p>
      <text:p text:style-name="P10"><text:span text:style-name="T6"><text:tab/>i&gt; For this, we will be using </text:span>Dijkstra’s <text:span text:style-name="T6">algorithm.</text:span></text:p>
      <text:p text:style-name="P10"><text:tab/><text:span text:style-name="T6">ii&gt; We will create a data structure Minheap which is of size n. i.e no. of vertices.</text:span></text:p>
      <text:p text:style-name="P10"><text:tab/><text:span text:style-name="T8">iii&gt; Each node in Minheap will contain vertex number and minimum distance value of the <text:tab/><text:tab/>index.</text:span></text:p>
      <text:p text:style-name="P10"><text:tab/><text:span text:style-name="T8">iv&gt; Initailze Minheap with starting vertex with 0 and value for all other vertices is INF.</text:span></text:p>
      <text:p text:style-name="P10"><text:tab/><text:span text:style-name="T8">v&gt; Iterate loop till Min heap is not empty </text:span></text:p>
      <text:p text:style-name="P10"><text:tab/><text:tab/><text:span text:style-name="T8">a&gt; </text:span>Extract the vertex with minimum distance value node from Min<text:span text:style-name="T8">h</text:span>eap. Let the <text:tab/><text:tab/> <text:s text:c="4"/>extracted vertex be <text:span text:style-name="T8">x</text:span>.</text:p>
      <text:p text:style-name="P10"><text:tab/><text:tab/><text:span text:style-name="T8">b&gt; </text:span>For every adjacent vertex v of u, check if v is in Min<text:span text:style-name="T8">h</text:span>eap. If v is in Min Heap <text:tab/><text:tab/> <text:s text:c="4"/>and distance value is more than weight of u-v plus distance value of u, then <text:tab/><text:tab/><text:tab/> <text:s text:c="4"/>update the distance value of v.</text:p>
      <text:p text:style-name="P10"><text:tab/><text:tab/></text:p>
      <text:p text:style-name="P10"/>
      <text:p text:style-name="P10"/>
      <text:p text:style-name="P3"/>
      <text:p text:style-name="P12"><text:span text:style-name="T9">7&gt; </text:span>Find the minimum spanning tree</text:p>
      <text:p text:style-name="P12"><text:tab/><text:span text:style-name="T9">i&gt; Prim’s algorithm will be used in for finding minimum spanning tree.</text:span></text:p>
      <text:p text:style-name="P12"><text:tab/><text:span text:style-name="T9">ii&gt; </text:span>Create a Min<text:span text:style-name="T9">he</text:span>ap of size V where V is the number of vertices. Every node of <text:span text:style-name="T9">M</text:span>inheap <text:tab/> <text:s text:c="4"/>contains vertex number and key value of the vertex.</text:p>
      <text:p text:style-name="P12"><text:tab/><text:span text:style-name="T9">iii&gt; </text:span>Initialize Min<text:span text:style-name="T9">h</text:span>eap with first vertex as root , <text:span text:style-name="T9">key value assigned to it is 0</text:span>. The key value <text:tab/> <text:s text:c="6"/>assigned to all other vertices is INF .</text:p>
      <text:p text:style-name="P12"><text:tab/><text:span text:style-name="T9">iv&gt; </text:span>While Min<text:span text:style-name="T9">h</text:span>eap is not empty, do following</text:p>
      <text:p text:style-name="P12"><text:tab/><text:tab/><text:span text:style-name="T9">a&gt; </text:span>Extract the min value node from Min<text:span text:style-name="T9">h</text:span>eap. Let the extracted vertex be u.</text:p>
      <text:p text:style-name="P12"><text:tab/><text:tab/><text:span text:style-name="T9">b&gt; </text:span>For every adjacent vertex v of u, check if v is in Min Heap (not yet included in <text:tab/><text:tab/> <text:s text:c="4"/>MST). If v is in Min Heap and its key value is more than weight of u-v, then <text:tab/><text:tab/><text:tab/> <text:s text:c="4"/>update the key value of v as weight of u-v.</text:p>
      <text:p text:style-name="P12"/>
      <text:p text:style-name="P11">8&gt; Fault confinement in process</text:p>
      <text:p text:style-name="P11"/>
      <text:p text:style-name="P11"><text:s text:c="5"/>If any process dies, with any signal say, SIGKILL or SIGTERM we will handle those signals in handler and remove the information of current node from file before exiting. This way, when next time a process creates GRAPH by reading values form file, it will update appropriatel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12:54:43.394474293</meta:creation-date>
    <dc:date>2017-06-17T15:29:10.971068940</dc:date>
    <meta:editing-duration>PT6M13S</meta:editing-duration>
    <meta:editing-cycles>5</meta:editing-cycles>
    <meta:generator>LibreOffice/5.1.6.2$Linux_X86_64 LibreOffice_project/10m0$Build-2</meta:generator>
    <meta:document-statistic meta:table-count="0" meta:image-count="0" meta:object-count="0" meta:page-count="2" meta:paragraph-count="55" meta:word-count="668" meta:character-count="3548" meta:non-whitespace-character-count="2785"/>
  </office:meta>
</office:document-meta>
</file>